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1895833333333cm" style:use-optimal-column-width="true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_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umero_pedido</text:p>
          </table:table-cell>
          <table:table-cell office:value-type="string" table:style-name="ce1">
            <text:p>codigo_articulo</text:p>
          </table:table-cell>
          <table:table-cell office:value-type="string" table:style-name="ce1">
            <text:p>unidade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named-expressions>
        <table:named-range table:name="PRODUCTOS__PEDIDOS" table:cell-range-address="productos_pedidos.$A$1:productos_pedidos.$C$56" table:base-cell-address="productos_pedid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12</meta:generator>
    <meta:initial-creator>ALBEIRO RAMOS</meta:initial-creator>
    <dc:creator>Edwin Albeiro Ramos Villamil</dc:creator>
    <meta:creation-date>2021-05-16T12:29:36Z</meta:creation-date>
    <dc:date>2024-05-15T20:49:00Z</dc:date>
  </office:meta>
</office:document-meta>
</file>